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2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1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1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1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1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1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0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0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0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0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05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0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0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0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0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200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199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199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4024" calcext:value-type="float">
            <text:p>65.7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1996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199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199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199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5048" calcext:value-type="float">
            <text:p>65.5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199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199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198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198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198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5568" calcext:value-type="float">
            <text:p>65.8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198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198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198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4168" calcext:value-type="float">
            <text:p>66.1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198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7048" calcext:value-type="float">
            <text:p>66.2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197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828" calcext:value-type="float">
            <text:p>66.2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197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197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308" calcext:value-type="float">
            <text:p>66.5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197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1975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505</text:p>
          </table:table-cell>
          <table:table-cell office:value-type="string" calcext:value-type="string">
            <text:p>197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